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5.577cm"/>
    </style:style>
    <style:style style:name="co3" style:family="table-column">
      <style:table-column-properties fo:break-before="auto" style:column-width="4.62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7.0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096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6.726cm"/>
    </style:style>
    <style:style style:name="co11" style:family="table-column">
      <style:table-column-properties fo:break-before="auto" style:column-width="8.158cm"/>
    </style:style>
    <style:style style:name="co12" style:family="table-column">
      <style:table-column-properties fo:break-before="auto" style:column-width="10.638cm"/>
    </style:style>
    <style:style style:name="co13" style:family="table-column">
      <style:table-column-properties fo:break-before="auto" style:column-width="5.99cm"/>
    </style:style>
    <style:style style:name="co14" style:family="table-column">
      <style:table-column-properties fo:break-before="auto" style:column-width="8.033cm"/>
    </style:style>
    <style:style style:name="co15" style:family="table-column">
      <style:table-column-properties fo:break-before="auto" style:column-width="6.708cm"/>
    </style:style>
    <style:style style:name="co16" style:family="table-column">
      <style:table-column-properties fo:break-before="auto" style:column-width="7.057cm"/>
    </style:style>
    <style:style style:name="co17" style:family="table-column">
      <style:table-column-properties fo:break-before="auto" style:column-width="10.04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5.58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5.967cm" fo:break-before="auto" style:use-optimal-row-height="true"/>
    </style:style>
    <style:style style:name="ro7" style:family="table-row">
      <style:table-row-properties style:row-height="5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able-cell-properties fo:background-color="#e0c2cd"/>
      <style:text-properties fo:color="#127622"/>
    </style:style>
    <style:style style:name="ce23" style:family="table-cell" style:parent-style-name="Default">
      <style:text-properties fo:color="#127622"/>
    </style:style>
    <style:style style:name="ce17" style:family="table-cell" style:parent-style-name="Default">
      <style:table-cell-properties fo:background-color="transparent"/>
      <style:text-properties fo:color="#127622"/>
    </style:style>
    <style:style style:name="ce18" style:family="table-cell" style:parent-style-name="Default">
      <style:table-cell-properties fo:background-color="#e0c2cd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fo:color="#ff0000"/>
    </style:style>
    <style:style style:name="ce11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127622" style:font-name="Liberation Sans" fo:font-weight="normal" style:font-weight-asian="normal" style:font-weight-complex="normal"/>
    </style:style>
    <style:style style:name="ce33" style:family="table-cell" style:parent-style-name="Default">
      <style:table-cell-properties fo:wrap-option="wrap" style:vertical-align="middle"/>
      <style:text-properties fo:color="#127622" style:font-name="Liberation Sans" fo:font-weight="normal" style:font-weight-asian="normal" style:font-weight-complex="normal"/>
    </style:style>
    <style:style style:name="ce30" style:family="table-cell" style:parent-style-name="Default">
      <style:table-cell-properties fo:wrap-option="no-wrap"/>
      <style:text-properties fo:color="#000000"/>
    </style:style>
    <style:style style:name="ce34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127622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127622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style:vertical-align="middle"/>
      <style:text-properties fo:color="#127622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c9211e" style:font-name="Liberation Sans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9211e" style:font-name="Liberation Sans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font-name="Liberation Sans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Liberation Sans" fo:font-weight="normal" style:font-weight-asian="normal" style:font-weight-complex="normal"/>
    </style:style>
    <style:style style:name="ce54" style:family="table-cell" style:parent-style-name="Default">
      <style:text-properties style:font-name="Liberation Sans"/>
    </style:style>
    <style:style style:name="ce56" style:family="table-cell" style:parent-style-name="Default">
      <style:table-cell-properties fo:background-color="#e0c2cd" fo:wrap-option="no-wrap" style:vertical-align="middle"/>
      <style:text-properties fo:color="#127622" style:font-name="Liberation Sans" fo:font-size="10pt" style:font-size-asian="10pt" style:font-size-complex="10pt"/>
    </style:style>
    <style:style style:name="ce57" style:family="table-cell" style:parent-style-name="Default">
      <style:table-cell-properties fo:wrap-option="wrap" style:vertical-align="middle"/>
      <style:text-properties fo:color="#000000" style:font-name="Liberation Sans"/>
    </style:style>
    <style:style style:name="ce40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Roboto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23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 table:number-columns-spanned="6" table:number-rows-spanned="1">
            <text:p>Bacia do Rio Doc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8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0"/>
          <table:table-cell table:style-name="ce8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0"/>
          <table:table-cell table:number-columns-repeated="3"/>
        </table:table-row>
        <table:table-row table:style-name="ro3">
          <table:table-cell table:style-name="ce9" office:value-type="string" calcext:value-type="string">
            <text:p>PLUVIO</text:p>
          </table:table-cell>
          <table:table-cell table:style-name="ce9" office:value-type="string" calcext:value-type="string">
            <text:p>FLUVIO</text:p>
          </table:table-cell>
          <table:table-cell table:style-name="ce9" office:value-type="string" calcext:value-type="string">
            <text:p>PLUVIO/FLUVIO</text:p>
          </table:table-cell>
          <table:table-cell table:style-name="ce9" office:value-type="string" calcext:value-type="string">
            <text:p>PLUVIO</text:p>
          </table:table-cell>
          <table:table-cell table:style-name="ce9" office:value-type="string" calcext:value-type="string">
            <text:p>FLUVIO</text:p>
          </table:table-cell>
          <table:table-cell table:style-name="ce9" office:value-type="string" calcext:value-type="string">
            <text:p>PLUVIO/FLUVIO</text:p>
          </table:table-cell>
          <table:table-cell table:number-columns-repeated="3"/>
        </table:table-row>
        <table:table-row table:style-name="ro4">
          <table:table-cell/>
          <table:table-cell table:style-name="ce5"/>
          <table:table-cell table:number-columns-repeated="2"/>
          <table:table-cell table:style-name="ce6" office:value-type="string" calcext:value-type="string">
            <text:p>codigo: 56425000</text:p>
            <text:p>nome: FAZENDA CACHOEIRA D'ANTAS</text:p>
            <text:p>operadoraS: CPRM</text:p>
            <text:p>areaDrenag: 10100.0</text:p>
            <text:p>tipoEstaca: FLU</text:p>
            <text:p>telemetric: True</text:p>
            <text:p>nmMunicipi: SÃO JOSÉ DO GOIABAL</text:p>
            <text:p>nmEstado: MINAS GERAIS</text:p>
            <text:p>ini_monito: 1982.0</text:p>
            <text:p>fim_monito: 2019.0</text:p>
            <text:p>n_anos: 38.0</text:p>
            <text:p>disp: 96.93</text:p>
            <text:p>lat: -19.9944</text:p>
            <text:p>Lon: -42.67419999999999</text:p>
          </table:table-cell>
          <table:table-cell table:style-name="ce17"/>
          <table:table-cell table:number-columns-repeated="2"/>
          <table:table-cell table:style-name="ce18" office:value-type="string" calcext:value-type="string">
            <text:p>ESTAÇÃO PRINCIPAL A PARTIR DA QUAL</text:p>
            <text:p>SE EXECUTARÁ O PROTOCOLO PROPOSTO</text:p>
          </table:table-cell>
        </table:table-row>
        <table:table-row table:style-name="ro4">
          <table:table-cell/>
          <table:table-cell table:style-name="ce5"/>
          <table:table-cell table:number-columns-repeated="2"/>
          <table:table-cell office:value-type="string" calcext:value-type="string">
            <text:p>codigo: 56338500</text:p>
            <text:p>nome: UHE RISOLETA NEVES JUSANTE</text:p>
            <text:p>operadoraS: CONS.RISOLETA</text:p>
            <text:p>areaDrenag: 8900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20.0</text:p>
            <text:p>n_anos: 4.0</text:p>
            <text:p>disp: 70.49</text:p>
            <text:p>lat: -20.1975</text:p>
            <text:p>Lon: -42.850899999999996</text:p>
          </table:table-cell>
          <table:table-cell table:style-name="ce23"/>
          <table: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codigo: 56338080</text:p>
            <text:p>nome: UHE RISOLETA NEVES BARRAMENTO</text:p>
            <text:p>operadoraS: CONS.RISOLETA</text:p>
            <text:p>areaDrenag: 8900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17.0</text:p>
            <text:p>n_anos: 0.0</text:p>
            <text:p>disp: 63.27</text:p>
            <text:p>lat: -20.2064</text:p>
            <text:p>Lon: -42.85399999999999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110005</text:p>
            <text:p>nome: PONTE NOVA JUSANTE</text:p>
            <text:p>operadoraS: CPRM</text:p>
            <text:p>areaDrenag: 6230.0</text:p>
            <text:p>tipoEstaca: FLU</text:p>
            <text:p>telemetric: True</text:p>
            <text:p>nmMunicipi: PONTE NOVA</text:p>
            <text:p>nmEstado: MINAS GERAIS</text:p>
            <text:p>ini_monito: 1975.0</text:p>
            <text:p>fim_monito: 2019.0</text:p>
            <text:p>n_anos: 45.0</text:p>
            <text:p>disp: 98.31</text:p>
            <text:p>lat: -20.3839</text:p>
            <text:p>Lon: -42.9028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337200</text:p>
            <text:p>nome: UHE RISOLETA NEVES RIO PIRANGA</text:p>
            <text:p>operadoraS: CONS.RISOLETA</text:p>
            <text:p>areaDrenag: 5862.0</text:p>
            <text:p>tipoEstaca: FLU</text:p>
            <text:p>telemetric: True</text:p>
            <text:p>nmMunicipi: RIO DOCE</text:p>
            <text:p>nmEstado: MINAS GERAIS</text:p>
            <text:p>ini_monito: 2017.0</text:p>
            <text:p>fim_monito: 2020.0</text:p>
            <text:p>n_anos: 4.0</text:p>
            <text:p>disp: 71.60833333333333</text:p>
            <text:p>lat: -20.2975</text:p>
            <text:p>Lon: -42.8922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codigo: 56337500</text:p>
            <text:p>nome: UHE RISOLETA NEVES RIO DO CARMO</text:p>
            <text:p>operadoraS: CONS.RISOLETA</text:p>
            <text:p>areaDrenag: 2229.0</text:p>
            <text:p>tipoEstaca: FLU</text:p>
            <text:p>telemetric: True</text:p>
            <text:p>nmMunicipi: BARRA LONGA</text:p>
            <text:p>nmEstado: MINAS GERAIS</text:p>
            <text:p>ini_monito: 2017.0</text:p>
            <text:p>fim_monito: 2019.0</text:p>
            <text:p>n_anos: 3.0</text:p>
            <text:p>disp: 66.06666666666666</text:p>
            <text:p>lat: -20.2561</text:p>
            <text:p>Lon: -42.991499999999995</text:p>
          </table:table-cell>
          <table:table-cell table:number-columns-repeated="4"/>
        </table:table-row>
        <table:named-expressions>
          <table:named-expression table:name="solver_bbd" table:base-cell-address="$alto.$A$1" table:expression="0"/>
          <table:named-expression table:name="solver_eng" table:base-cell-address="$alto.$A$1" table:expression="2"/>
          <table:named-expression table:name="solver_eps" table:base-cell-address="$alto.$A$1" table:expression="0"/>
          <table:named-expression table:name="solver_int" table:base-cell-address="$alto.$A$1" table:expression="0"/>
          <table:named-expression table:name="solver_lo_eng" table:base-cell-address="$alto.$A$1" table:expression="&quot;com.sun.star.comp.Calc.CoinMPSolver&quot;"/>
          <table:named-expression table:name="solver_neg" table:base-cell-address="$alto.$A$1" table:expression="2"/>
          <table:named-expression table:name="solver_num" table:base-cell-address="$alto.$A$1" table:expression="0"/>
          <table:named-range table:name="solver_opt" table:base-cell-address="$alto.$A$1" table:cell-range-address=".$E$5"/>
          <table:named-expression table:name="solver_tim" table:base-cell-address="$alto.$A$1" table:expression="0"/>
          <table:named-expression table:name="solver_typ" table:base-cell-address="$alto.$A$1" table:expression="1"/>
        </table:named-expressions>
      </table:table>
      <table:table table:name="médio" table:style-name="ta1">
        <table:table-column table:style-name="co9" table:default-cell-style-name="ce22"/>
        <table:table-column table:style-name="co10" table:default-cell-style-name="ce17"/>
        <table:table-column table:style-name="co10" table:default-cell-style-name="Default"/>
        <table:table-column table:style-name="co1" table:default-cell-style-name="ce22"/>
        <table:table-column table:style-name="co11" table:default-cell-style-name="ce17"/>
        <table:table-column table:style-name="co12" table:default-cell-style-name="ce17"/>
        <table:table-row table:style-name="ro1">
          <table:table-cell table:style-name="ce7" office:value-type="string" calcext:value-type="string" table:number-columns-spanned="6" table:number-rows-spanned="1">
            <text:p>Bacia do Rio Doce</text:p>
          </table:table-cell>
          <table:covered-table-cell table:style-name="Default"/>
          <table:covered-table-cell/>
          <table:covered-table-cell table:number-columns-repeated="3" table:style-name="Default"/>
        </table:table-row>
        <table:table-row table:style-name="ro2">
          <table:table-cell table:style-name="ce8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0"/>
          <table:table-cell table:style-name="ce8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0"/>
        </table:table-row>
        <table:table-row table:style-name="ro3">
          <table:table-cell table:style-name="ce9" office:value-type="string" calcext:value-type="string">
            <text:p>PLUVIO</text:p>
          </table:table-cell>
          <table:table-cell table:style-name="ce9" office:value-type="string" calcext:value-type="string">
            <text:p>FLUVIO</text:p>
          </table:table-cell>
          <table:table-cell table:style-name="ce9" office:value-type="string" calcext:value-type="string">
            <text:p>PLUVIO/FLUVIO</text:p>
          </table:table-cell>
          <table:table-cell table:style-name="ce9" office:value-type="string" calcext:value-type="string">
            <text:p>PLUVIO</text:p>
          </table:table-cell>
          <table:table-cell table:style-name="ce9" office:value-type="string" calcext:value-type="string">
            <text:p>FLUVIO</text:p>
          </table:table-cell>
          <table:table-cell table:style-name="ce9" office:value-type="string" calcext:value-type="string">
            <text:p>PLUVIO/FLUVIO</text:p>
          </table:table-cell>
        </table:table-row>
        <table:table-row table:style-name="ro6">
          <table:table-cell table:style-name="ce17" office:value-type="string" calcext:value-type="string">
            <text:p>codigo: 1941018</text:p>
            <text:p>nome: ITANHOMI</text:p>
            <text:p>operadoraS: CPRM</text:p>
            <text:p>areaDrenag: NULL</text:p>
            <text:p>tipoEstaca: PLU</text:p>
            <text:p>telemetric: False</text:p>
            <text:p>nmMunicipi: ITANHOMI</text:p>
            <text:p>nmEstado: MINAS GERAIS</text:p>
            <text:p>ini_monito: 1984.0</text:p>
            <text:p>fim_monito: 2019.0</text:p>
            <text:p>n_anos: 36.0</text:p>
            <text:p>disp: 98.45</text:p>
            <text:p>lat: -19.1617</text:p>
            <text:p>lon: -41.8622</text:p>
            <text:p/>
          </table:table-cell>
          <table:table-cell office:value-type="string" calcext:value-type="string">
            <text:p>codigo: 56846900</text:p>
            <text:p>nome: FAZENDA BRETZ - MONTANTE</text:p>
            <text:p>operadoraS: ANA</text:p>
            <text:p>areaDrenag: 1710.0</text:p>
            <text:p>tipoEstaca: FLU</text:p>
            <text:p>telemetric: False</text:p>
            <text:p>nmMunicipi: GOVERNADOR VALADARE</text:p>
            <text:p>nmEstado: MINAS GERAIS</text:p>
            <text:p>ini_monito: 1998.0</text:p>
            <text:p>fim_monito: 2009.0</text:p>
            <text:p>n_anos: 8.0</text:p>
            <text:p>disp: 54.52</text:p>
            <text:p>lat: -18.9317</text:p>
            <text:p>Lon: -42.1028</text:p>
          </table:table-cell>
          <table:table-cell table:style-name="ce17"/>
          <table:table-cell/>
          <table:table-cell office:value-type="string" calcext:value-type="string">
            <text:p><text:span text:style-name="T1">codigo: 56850000</text:span></text:p>
            <text:p><text:span text:style-name="T1">nome: GOVERNADOR VALADARES</text:span></text:p>
            <text:p><text:span text:style-name="T1">operadoraS: CPRM</text:span></text:p>
            <text:p><text:span text:style-name="T1">areaDrenag: 40500.0</text:span></text:p>
            <text:p><text:span text:style-name="T1">tipoEstaca: FLU</text:span></text:p>
            <text:p><text:span text:style-name="T1">telemetric: True</text:span></text:p>
            <text:p><text:span text:style-name="T1">nmMunicipi: GOVERNADOR VALADARE</text:span></text:p>
            <text:p><text:span text:style-name="T1">nmEstado: MINAS GERAIS</text:span></text:p>
            <text:p><text:span text:style-name="T1">ini_monito: 2007.0</text:span></text:p>
            <text:p><text:span text:style-name="T1">fim_monito: 2020.0</text:span></text:p>
            <text:p><text:span text:style-name="T1">n_anos: 13.0</text:span></text:p>
            <text:p><text:span text:style-name="T1">disp: 80.86</text:span></text:p>
            <text:p><text:span text:style-name="T1">lat: -18.8831</text:span></text:p>
            <text:p><text:span text:style-name="T1">Lon: -41.950599999999994</text:span></text:p>
          </table:table-cell>
          <table:table-cell office:value-type="string" calcext:value-type="string">
            <text:p>codigo: 1841020</text:p>
            <text:p>nome: GOVERNADOR VALADARES</text:p>
            <text:p>operadoraS: CPRM</text:p>
            <text:p>areaDrenag: NULL</text:p>
            <text:p>tipoEstaca: PLU-FLU</text:p>
            <text:p>telemetric: True</text:p>
            <text:p>nmMunicipi: GOVERNADOR VALADARE</text:p>
            <text:p>nmEstado: MINAS GERAIS</text:p>
            <text:p>ini_monito: 1986.0</text:p>
            <text:p>fim_monito: 2019.0</text:p>
            <text:p>n_anos: 34.0</text:p>
            <text:p>disp: 94.24</text:p>
            <text:p>lat: -18.8831</text:p>
            <text:p>Lon: -41.9503</text:p>
          </table:table-cell>
        </table:table-row>
        <table:table-row table:style-name="ro7">
          <table:table-cell/>
          <table:table-cell office:value-type="string" calcext:value-type="string">
            <text:p>codigo: 56846890</text:p>
            <text:p>nome: FAZENDA ACONCHEGO</text:p>
            <text:p>operadoraS: CPRM</text:p>
            <text:p>areaDrenag: 1730.0</text:p>
            <text:p>tipoEstaca: FLU</text:p>
            <text:p>telemetric: False</text:p>
            <text:p>nmMunicipi: GOVERNADOR VALADARE</text:p>
            <text:p>nmEstado: MINAS GERAIS</text:p>
            <text:p>ini_monito: 2015.0</text:p>
            <text:p>fim_monito: 2017.0</text:p>
            <text:p>n_anos: 3.0</text:p>
            <text:p>disp: 62.38</text:p>
            <text:p>lat: -18.9317</text:p>
            <text:p>Lon: -42.1028</text:p>
          </table:table-cell>
          <table:table-cell table:style-name="ce22"/>
          <table:table-cell/>
          <table:table-cell office:value-type="string" calcext:value-type="string">
            <text:p>codigo: 56846200</text:p>
            <text:p>nome: UHE BAGUARI JUSANTE</text:p>
            <text:p>operadoraS: CONS.BAGUARI</text:p>
            <text:p>areaDrenag: 38500.0</text:p>
            <text:p>tipoEstaca: FLU</text:p>
            <text:p>telemetric: True</text:p>
            <text:p>nmMunicipi: GOVERNADOR VALADARE</text:p>
            <text:p>nmEstado: MINAS GERAIS</text:p>
            <text:p>ini_monito: 2015.0</text:p>
            <text:p>fim_monito: 2020.0</text:p>
            <text:p>n_anos: 6.0</text:p>
            <text:p>disp: 84.63</text:p>
            <text:p>lat: -18.9706</text:p>
            <text:p>Lon: -42.0883</text:p>
          </table:table-cell>
          <table:table-cell office:value-type="string" calcext:value-type="string">
            <text:p>codigo: 1841029</text:p>
            <text:p>nome: PCH TRONQUEIRAS SE GOVERNADOR VALADARES</text:p>
            <text:p>operadoraS: CEMIG LESTE</text:p>
            <text:p>areaDrenag: NULL</text:p>
            <text:p>tipoEstaca: PLU-FLU</text:p>
            <text:p>telemetric: True</text:p>
            <text:p>nmMunicipi: GOVERNADOR VALADARE</text:p>
            <text:p>nmEstado: MINAS GERAIS</text:p>
            <text:p>ini_monito: 2015.0</text:p>
            <text:p>fim_monito: 2021.0</text:p>
            <text:p>n_anos: 0.0</text:p>
            <text:p>disp: 41.83428571428571</text:p>
            <text:p>lat: -18.855</text:p>
            <text:p>Lon: -41.959799999999994</text:p>
          </table:table-cell>
        </table:table-row>
        <table:table-row table:style-name="ro6">
          <table:table-cell/>
          <table:table-cell office:value-type="string" calcext:value-type="string">
            <text:p>codigo: 1841011</text:p>
            <text:p>nome: TUMIRITINGA</text:p>
            <text:p>operadoraS: CPRM</text:p>
            <text:p>areaDrenag: NULL</text:p>
            <text:p>tipoEstaca: FLU</text:p>
            <text:p>telemetric: False</text:p>
            <text:p>nmMunicipi: TUMIRITINGA</text:p>
            <text:p>nmEstado: MINAS GERAIS</text:p>
            <text:p>ini_monito: 1974.0</text:p>
            <text:p>fim_monito: 2019.0</text:p>
            <text:p>n_anos: 46.0</text:p>
            <text:p>disp: 98.19</text:p>
            <text:p>lat: -18.9764</text:p>
            <text:p>lon: -41.6403</text:p>
          </table:table-cell>
          <table:table-cell table:style-name="ce24"/>
          <table:table-cell/>
          <table:table-cell office:value-type="string" calcext:value-type="string">
            <text:p>codigo: 56895000</text:p>
            <text:p>nome: UHE AIMORÉS RIO SUAÇUI GRANDE</text:p>
            <text:p>operadoraS: ALIANÇA</text:p>
            <text:p>areaDrenag: 12400.0</text:p>
            <text:p>tipoEstaca: FLU</text:p>
            <text:p>telemetric: True</text:p>
            <text:p>nmMunicipi: GOVERNADOR VALADARE</text:p>
            <text:p>nmEstado: MINAS GERAIS</text:p>
            <text:p>ini_monito: 2019.0</text:p>
            <text:p>fim_monito: 2020.0</text:p>
            <text:p>n_anos: 2.0</text:p>
            <text:p>disp: 54.586</text:p>
            <text:p>lat: -18.8092</text:p>
            <text:p>lon: -41.7969</text:p>
            <text:p/>
          </table:table-cell>
          <table:table-cell table:style-name="ce22"/>
        </table:table-row>
        <table:table-row table:style-name="ro7">
          <table:table-cell table:style-name="Default"/>
          <table:table-cell table:style-name="ce6" office:value-type="string" calcext:value-type="string">
            <text:p>codigo: 56920000</text:p>
            <text:p>nome: TUMIRITINGA</text:p>
            <text:p>operadoraS: CPRM</text:p>
            <text:p>areaDrenag: 55100.0</text:p>
            <text:p>tipoEstaca: FLU</text:p>
            <text:p>telemetric: False</text:p>
            <text:p>nmMunicipi: GALILÉIA</text:p>
            <text:p>nmEstado: MINAS GERAIS</text:p>
            <text:p>ini_monito: 1973.0</text:p>
            <text:p>fim_monito: 2019.0</text:p>
            <text:p>n_anos: 47.0</text:p>
            <text:p>disp: 97.93</text:p>
            <text:p>lat: -18.9711</text:p>
            <text:p>lon: -41.6417</text:p>
          </table:table-cell>
          <table:table-cell table:style-name="ce11"/>
          <table:table-cell table:style-name="Default"/>
          <table:table-cell table:style-name="ce23"/>
          <table:table-cell table:style-name="Default"/>
        </table:table-row>
      </table:table>
      <table:table table:name="baixo" table:style-name="ta1">
        <table:table-column table:style-name="co13" table:default-cell-style-name="ce33"/>
        <table:table-column table:style-name="co14" table:default-cell-style-name="ce30"/>
        <table:table-column table:style-name="co15" table:default-cell-style-name="ce45"/>
        <table:table-column table:style-name="co1" table:default-cell-style-name="ce51"/>
        <table:table-column table:style-name="co16" table:default-cell-style-name="ce30"/>
        <table:table-column table:style-name="co17" table:default-cell-style-name="ce57"/>
        <table:table-column table:style-name="co7" table:number-columns-repeated="4" table:default-cell-style-name="Default"/>
        <table:table-row table:style-name="ro1">
          <table:table-cell table:style-name="ce13" office:value-type="string" calcext:value-type="string" table:number-columns-spanned="6" table:number-rows-spanned="1">
            <text:p>Bacia do Rio Doce</text:p>
          </table:table-cell>
          <table:covered-table-cell/>
          <table:covered-table-cell table:number-columns-repeated="2" table:style-name="ce30"/>
          <table:covered-table-cell/>
          <table:covered-table-cell table:style-name="ce30"/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34"/>
          <table:table-cell table:style-name="ce14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34"/>
          <table:table-cell table:number-columns-repeated="4"/>
        </table:table-row>
        <table:table-row table:style-name="ro3">
          <table:table-cell table:style-name="ce15" office:value-type="string" calcext:value-type="string">
            <text:p>PLUVIO</text:p>
          </table:table-cell>
          <table:table-cell table:style-name="ce15" office:value-type="string" calcext:value-type="string">
            <text:p>FLUVIO</text:p>
          </table:table-cell>
          <table:table-cell table:style-name="ce15" office:value-type="string" calcext:value-type="string">
            <text:p>PLUVIO/FLUVIO</text:p>
          </table:table-cell>
          <table:table-cell table:style-name="ce15" office:value-type="string" calcext:value-type="string">
            <text:p>PLUVIO</text:p>
          </table:table-cell>
          <table:table-cell table:style-name="ce15" office:value-type="string" calcext:value-type="string">
            <text:p>FLUVIO</text:p>
          </table:table-cell>
          <table:table-cell table:style-name="ce15" office:value-type="string" calcext:value-type="string">
            <text:p>PLUVIO/FLUVIO</text:p>
          </table:table-cell>
          <table:table-cell table:number-columns-repeated="4"/>
        </table:table-row>
        <table:table-row table:style-name="ro6">
          <table:table-cell table:style-name="ce32" office:value-type="string" calcext:value-type="string">
            <text:p>codigo: 1941010</text:p>
            <text:p>nome: SÃO SEBASTIÃO DA ENCRUZILHADA</text:p>
            <text:p>operadoraS: CPRM</text:p>
            <text:p>areaDrenag: NULL</text:p>
            <text:p>tipoEstaca: PLU-FLU</text:p>
            <text:p>telemetric: False</text:p>
            <text:p>nmMunicipi: AIMORÉS</text:p>
            <text:p>nmEstado: MINAS GERAIS</text:p>
            <text:p>ini_monito: 1968.0</text:p>
            <text:p>fim_monito: 2019.0</text:p>
            <text:p>n_anos: 52.0</text:p>
            <text:p>disp: 97.57</text:p>
            <text:p>lat: -19.4925</text:p>
            <text:p>lon: -41.1617</text:p>
          </table:table-cell>
          <table:table-cell table:style-name="ce41" office:value-type="string" calcext:value-type="string">
            <text:p>codigo: 56990000</text:p>
            <text:p>nome: SÃO SEBASTIÃO DA ENCRUZILHADA</text:p>
            <text:p>operadoraS: CPRM</text:p>
            <text:p>areaDrenag: 8720.0</text:p>
            <text:p>tipoEstaca: FLU</text:p>
            <text:p>telemetric: False</text:p>
            <text:p>nmMunicipi: AIMORÉS</text:p>
            <text:p>nmEstado: MINAS GERAIS</text:p>
            <text:p>ini_monito: 1939.0</text:p>
            <text:p>fim_monito: 2019.0</text:p>
            <text:p>n_anos: 81.0</text:p>
            <text:p>disp: 98.19</text:p>
            <text:p>lat: -19.4925</text:p>
            <text:p>lon: -41.1617</text:p>
            <text:p/>
          </table:table-cell>
          <table:table-cell table:style-name="ce44"/>
          <table:table-cell table:style-name="ce50"/>
          <table:table-cell table:style-name="ce43" office:value-type="string" calcext:value-type="string">
            <text:p>codigo: 56990850</text:p>
            <text:p>nome: UHE AIMORÉS BARRAMENTO</text:p>
            <text:p>operadoraS: ALIANÇA</text:p>
            <text:p>areaDrenag: 62400.0</text:p>
            <text:p>tipoEstaca: FLU</text:p>
            <text:p>telemetric: True</text:p>
            <text:p>nmMunicipi: AIMORÉS</text:p>
            <text:p>nmEstado: MINAS GERAIS</text:p>
            <text:p>ini_monito: 2011.0</text:p>
            <text:p>fim_monito: 2019.0</text:p>
            <text:p>n_anos: 5.0</text:p>
            <text:p>disp: 54.22</text:p>
            <text:p>lat: -19.4564</text:p>
            <text:p>lon: -41.09539999999999</text:p>
            <text:p/>
          </table:table-cell>
          <table:table-cell table:style-name="ce56" office:value-type="string" calcext:value-type="string">
            <text:p>codigo: 56994500</text:p>
            <text:p>nome: COLATINA PONTE</text:p>
            <text:p>operadoraS: CPRM - Cia de Pesquisa de Recursos Minerais</text:p>
            <text:p>areaDrenag: NULL</text:p>
            <text:p>tipoEstaca: PLU-FLU</text:p>
            <text:p>telemetric: True</text:p>
            <text:p>nmMunicipi: COLATINA</text:p>
            <text:p>nmEstado: ESPIRITO SANTO</text:p>
            <text:p>ini_monito: </text:p>
            <text:p>fim_monito: </text:p>
            <text:p>n_anos: </text:p>
            <text:p>disp: </text:p>
            <text:p>lat: -19,5333</text:p>
            <text:p>Lon: -40,6297</text:p>
          </table:table-cell>
          <table:table-cell table:style-name="ce40" table:number-columns-repeated="4"/>
        </table:table-row>
        <table:table-row table:style-name="ro6">
          <table:table-cell office:value-type="string" calcext:value-type="string">
            <text:p>codigo: 1941004</text:p>
            <text:p>nome: RESPLENDOR - JUSANTE</text:p>
            <text:p>operadoraS: CPRM</text:p>
            <text:p>areaDrenag: NULL</text:p>
            <text:p>tipoEstaca: PLU-FLU</text:p>
            <text:p>telemetric: False</text:p>
            <text:p>nmMunicipi: RESPLENDOR</text:p>
            <text:p>nmEstado: MINAS GERAIS</text:p>
            <text:p>ini_monito: 1942.0</text:p>
            <text:p>fim_monito: 2019.0</text:p>
            <text:p>n_anos: 75.0</text:p>
            <text:p>disp: 97.39</text:p>
            <text:p>lat: -19.3431</text:p>
            <text:p>lon: -41.2461</text:p>
            <text:p/>
          </table:table-cell>
          <table:table-cell table:style-name="ce42" office:value-type="string" calcext:value-type="string">
            <text:p>codigo: 56989900</text:p>
            <text:p>nome: BARRA DO CAPIM</text:p>
            <text:p>operadoraS: CPRM</text:p>
            <text:p>areaDrenag: 8454.0</text:p>
            <text:p>tipoEstaca: FLU</text:p>
            <text:p>telemetric: False</text:p>
            <text:p>nmMunicipi: AIMORÉS</text:p>
            <text:p>nmEstado: MINAS GERAIS</text:p>
            <text:p>ini_monito: 2016.0</text:p>
            <text:p>fim_monito: 2018.0</text:p>
            <text:p>n_anos: 3.0</text:p>
            <text:p>disp: 68.08</text:p>
            <text:p>lat: -19.4903</text:p>
            <text:p>lon: -41.2033</text:p>
            <text:p/>
          </table:table-cell>
          <table:table-cell table:number-columns-repeated="2"/>
          <table:table-cell table:style-name="ce33" office:value-type="string" calcext:value-type="string">
            <text:p>codigo: 56990005</text:p>
            <text:p>nome: UHE AIMORÉS RIO MANHUAÇU</text:p>
            <text:p>operadoraS: ALIANÇA</text:p>
            <text:p>areaDrenag: 8720.0</text:p>
            <text:p>tipoEstaca: FLU</text:p>
            <text:p>telemetric: True</text:p>
            <text:p>nmMunicipi: AIMORÉS</text:p>
            <text:p>nmEstado: MINAS GERAIS</text:p>
            <text:p>ini_monito: 2019.0</text:p>
            <text:p>fim_monito: 2020.0</text:p>
            <text:p>n_anos: 2.0</text:p>
            <text:p>disp: 60.47</text:p>
            <text:p>lat: -19.4917</text:p>
            <text:p>lon: -41.1614</text:p>
            <text:p/>
          </table:table-cell>
          <table:table-cell/>
          <table:table-cell table:style-name="ce40" table:number-columns-repeated="4"/>
        </table:table-row>
        <table:table-row table:style-name="ro6">
          <table:table-cell office:value-type="string" calcext:value-type="string">
            <text:p>codigo: 1941006</text:p>
            <text:p>nome: ASSARAI - MONTANTE</text:p>
            <text:p>operadoraS: CPRM</text:p>
            <text:p>areaDrenag: NULL</text:p>
            <text:p>tipoEstaca: PLU-FLU</text:p>
            <text:p>telemetric: False</text:p>
            <text:p>nmMunicipi: POCRANE</text:p>
            <text:p>nmEstado: MINAS GERAIS</text:p>
            <text:p>ini_monito: 1946.0</text:p>
            <text:p>fim_monito: 2019.0</text:p>
            <text:p>n_anos: 74.0</text:p>
            <text:p>disp: 99.31</text:p>
            <text:p>lat: -19.5947</text:p>
            <text:p>lon: -41.4581</text:p>
            <text:p/>
          </table:table-cell>
          <table:table-cell table:style-name="ce43" office:value-type="string" calcext:value-type="string">
            <text:p>codigo: 56989400</text:p>
            <text:p>nome: ASSARAI MONTANTE</text:p>
            <text:p>operadoraS: CPRM</text:p>
            <text:p>areaDrenag: 3190.0</text:p>
            <text:p>tipoEstaca: FLU</text:p>
            <text:p>telemetric: False</text:p>
            <text:p>nmMunicipi: POCRANE</text:p>
            <text:p>nmEstado: MINAS GERAIS</text:p>
            <text:p>ini_monito: 1977.0</text:p>
            <text:p>fim_monito: 2019.0</text:p>
            <text:p>n_anos: 43.0</text:p>
            <text:p>disp: 98.03</text:p>
            <text:p>lat: -19.5947</text:p>
            <text:p>lon: -41.4581</text:p>
            <text:p/>
          </table:table-cell>
          <table:table-cell table:number-columns-repeated="2"/>
          <table:table-cell table:style-name="ce54"/>
          <table:table-cell/>
          <table:table-cell table:style-name="ce40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12:13:19.6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09T09:00:57.227657367</meta:creation-date>
    <dc:date>2024-01-20T12:15:15.997000000</dc:date>
    <meta:editing-duration>P1DT5H27S</meta:editing-duration>
    <meta:editing-cycles>59</meta:editing-cycles>
    <meta:generator>LibreOffice/7.6.4.1$Windows_X86_64 LibreOffice_project/e19e193f88cd6c0525a17fb7a176ed8e6a3e2aa1</meta:generator>
    <dc:creator>Welson Filho</dc:creator>
    <meta:document-statistic meta:table-count="3" meta:cell-count="53" meta:object-count="0"/>
  </office:meta>
</office:document-meta>
</file>